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11 月 底" calcext:value-type="string" table:number-columns-spanned="11" table:number-rows-spanned="1">
            <text:p><text:s text:c="8"/>中 華 民 國 100 年 11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14620" calcext:value-type="float">
            <text:p><text:s text:c="3"/>23,214,620</text:p>
          </table:table-cell>
          <table:table-cell table:style-name="ce17" office:value-type="float" office:value="955555" calcext:value-type="float">
            <text:p><text:s text:c="3"/>955,555</text:p>
          </table:table-cell>
          <table:table-cell table:style-name="ce29" office:value-type="float" office:value="4.12" calcext:value-type="float">
            <text:p><text:s text:c="3"/>4.12</text:p>
          </table:table-cell>
          <table:table-cell table:style-name="ce16" office:value-type="float" office:value="1372391" calcext:value-type="float">
            <text:p><text:s text:c="3"/>1,372,391</text:p>
          </table:table-cell>
          <table:table-cell table:style-name="ce29" office:value-type="float" office:value="5.91" calcext:value-type="float">
            <text:p><text:s text:c="3"/>5.91</text:p>
          </table:table-cell>
          <table:table-cell table:style-name="ce16" office:value-type="float" office:value="2632875" calcext:value-type="float">
            <text:p><text:s text:c="3"/>2,632,875</text:p>
          </table:table-cell>
          <table:table-cell table:style-name="ce29" office:value-type="float" office:value="11.34" calcext:value-type="float">
            <text:p><text:s text:c="3"/>11.34</text:p>
          </table:table-cell>
          <table:table-cell table:style-name="ce16" office:value-type="float" office:value="1845045" calcext:value-type="float">
            <text:p><text:s text:c="3"/>1,845,045</text:p>
          </table:table-cell>
          <table:table-cell table:style-name="ce29" office:value-type="float" office:value="7.95" calcext:value-type="float">
            <text:p><text:s text:c="3"/>7.95</text:p>
          </table:table-cell>
          <table:table-cell table:style-name="ce16" office:value-type="float" office:value="18092535" calcext:value-type="float">
            <text:p><text:s text:c="3"/>18,092,535</text:p>
          </table:table-cell>
          <table:table-cell table:style-name="ce29" office:value-type="float" office:value="77.94" calcext:value-type="float">
            <text:p><text:s text:c="3"/>77.94</text:p>
          </table:table-cell>
          <table:table-cell table:style-name="ce16" office:value-type="float" office:value="2523533" calcext:value-type="float">
            <text:p><text:s text:c="3"/>2,523,533</text:p>
          </table:table-cell>
          <table:table-cell table:style-name="ce51" office:value-type="float" office:value="10.87" calcext:value-type="float">
            <text:p><text:s text:c="3"/>10.8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3595" calcext:value-type="float">
            <text:p><text:s text:c="3"/>3,913,595</text:p>
          </table:table-cell>
          <table:table-cell table:style-name="ce17" office:value-type="float" office:value="156906" calcext:value-type="float">
            <text:p><text:s text:c="3"/>156,906</text:p>
          </table:table-cell>
          <table:table-cell table:style-name="ce29" office:value-type="float" office:value="4.01" calcext:value-type="float">
            <text:p><text:s text:c="3"/>4.01</text:p>
          </table:table-cell>
          <table:table-cell table:style-name="ce18" office:value-type="float" office:value="225204" calcext:value-type="float">
            <text:p><text:s text:c="3"/>225,204</text:p>
          </table:table-cell>
          <table:table-cell table:style-name="ce29" office:value-type="float" office:value="5.75" calcext:value-type="float">
            <text:p><text:s text:c="3"/>5.75</text:p>
          </table:table-cell>
          <table:table-cell table:style-name="ce18" office:value-type="float" office:value="428110" calcext:value-type="float">
            <text:p><text:s text:c="3"/>428,110</text:p>
          </table:table-cell>
          <table:table-cell table:style-name="ce29" office:value-type="float" office:value="10.94" calcext:value-type="float">
            <text:p><text:s text:c="3"/>10.94</text:p>
          </table:table-cell>
          <table:table-cell table:style-name="ce37" office:value-type="float" office:value="299510" calcext:value-type="float">
            <text:p><text:s text:c="3"/>299,510</text:p>
          </table:table-cell>
          <table:table-cell table:style-name="ce29" office:value-type="float" office:value="7.65" calcext:value-type="float">
            <text:p><text:s text:c="3"/>7.65</text:p>
          </table:table-cell>
          <table:table-cell table:style-name="ce42" office:value-type="float" office:value="3075985" calcext:value-type="float">
            <text:p><text:s text:c="3"/>3,075,985</text:p>
          </table:table-cell>
          <table:table-cell table:style-name="ce29" office:value-type="float" office:value="78.6" calcext:value-type="float">
            <text:p><text:s text:c="3"/>78.60</text:p>
          </table:table-cell>
          <table:table-cell table:style-name="ce37" office:value-type="float" office:value="333245" calcext:value-type="float">
            <text:p><text:s text:c="3"/>333,245</text:p>
          </table:table-cell>
          <table:table-cell table:style-name="ce52" office:value-type="float" office:value="8.52" calcext:value-type="float">
            <text:p><text:s text:c="3"/>8.52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47122" calcext:value-type="float">
            <text:p><text:s text:c="3"/>2,647,122</text:p>
          </table:table-cell>
          <table:table-cell table:style-name="ce17" office:value-type="float" office:value="117789" calcext:value-type="float">
            <text:p><text:s text:c="3"/>117,789</text:p>
          </table:table-cell>
          <table:table-cell table:style-name="ce29" office:value-type="float" office:value="4.45" calcext:value-type="float">
            <text:p><text:s text:c="3"/>4.45</text:p>
          </table:table-cell>
          <table:table-cell table:style-name="ce18" office:value-type="float" office:value="161986" calcext:value-type="float">
            <text:p><text:s text:c="3"/>161,986</text:p>
          </table:table-cell>
          <table:table-cell table:style-name="ce29" office:value-type="float" office:value="6.12" calcext:value-type="float">
            <text:p><text:s text:c="3"/>6.12</text:p>
          </table:table-cell>
          <table:table-cell table:style-name="ce18" office:value-type="float" office:value="290374" calcext:value-type="float">
            <text:p><text:s text:c="3"/>290,374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37" office:value-type="float" office:value="189972" calcext:value-type="float">
            <text:p><text:s text:c="3"/>189,972</text:p>
          </table:table-cell>
          <table:table-cell table:style-name="ce29" office:value-type="float" office:value="7.18" calcext:value-type="float">
            <text:p><text:s text:c="3"/>7.18</text:p>
          </table:table-cell>
          <table:table-cell table:style-name="ce42" office:value-type="float" office:value="2105074" calcext:value-type="float">
            <text:p><text:s text:c="3"/>2,105,074</text:p>
          </table:table-cell>
          <table:table-cell table:style-name="ce29" office:value-type="float" office:value="79.52" calcext:value-type="float">
            <text:p><text:s text:c="3"/>79.52</text:p>
          </table:table-cell>
          <table:table-cell table:style-name="ce37" office:value-type="float" office:value="337371" calcext:value-type="float">
            <text:p><text:s text:c="3"/>337,371</text:p>
          </table:table-cell>
          <table:table-cell table:style-name="ce52" office:value-type="float" office:value="12.74" calcext:value-type="float">
            <text:p><text:s text:c="3"/>12.7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2770" calcext:value-type="float">
            <text:p><text:s text:c="3"/>2,662,770</text:p>
          </table:table-cell>
          <table:table-cell table:style-name="ce17" office:value-type="float" office:value="116729" calcext:value-type="float">
            <text:p><text:s text:c="3"/>116,729</text:p>
          </table:table-cell>
          <table:table-cell table:style-name="ce29" office:value-type="float" office:value="4.38" calcext:value-type="float">
            <text:p><text:s text:c="3"/>4.38</text:p>
          </table:table-cell>
          <table:table-cell table:style-name="ce18" office:value-type="float" office:value="169236" calcext:value-type="float">
            <text:p><text:s text:c="3"/>169,236</text:p>
          </table:table-cell>
          <table:table-cell table:style-name="ce29" office:value-type="float" office:value="6.36" calcext:value-type="float">
            <text:p><text:s text:c="3"/>6.36</text:p>
          </table:table-cell>
          <table:table-cell table:style-name="ce18" office:value-type="float" office:value="329226" calcext:value-type="float">
            <text:p><text:s text:c="3"/>329,226</text:p>
          </table:table-cell>
          <table:table-cell table:style-name="ce29" office:value-type="float" office:value="12.36" calcext:value-type="float">
            <text:p><text:s text:c="3"/>12.36</text:p>
          </table:table-cell>
          <table:table-cell table:style-name="ce37" office:value-type="float" office:value="235697" calcext:value-type="float">
            <text:p><text:s text:c="3"/>235,697</text:p>
          </table:table-cell>
          <table:table-cell table:style-name="ce29" office:value-type="float" office:value="8.85" calcext:value-type="float">
            <text:p><text:s text:c="3"/>8.85</text:p>
          </table:table-cell>
          <table:table-cell table:style-name="ce42" office:value-type="float" office:value="2017930" calcext:value-type="float">
            <text:p><text:s text:c="3"/>2,017,930</text:p>
          </table:table-cell>
          <table:table-cell table:style-name="ce29" office:value-type="float" office:value="75.78" calcext:value-type="float">
            <text:p><text:s text:c="3"/>75.78</text:p>
          </table:table-cell>
          <table:table-cell table:style-name="ce37" office:value-type="float" office:value="234575" calcext:value-type="float">
            <text:p><text:s text:c="3"/>234,575</text:p>
          </table:table-cell>
          <table:table-cell table:style-name="ce52" office:value-type="float" office:value="8.81" calcext:value-type="float">
            <text:p><text:s text:c="3"/>8.8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6706" calcext:value-type="float">
            <text:p><text:s text:c="3"/>1,876,706</text:p>
          </table:table-cell>
          <table:table-cell table:style-name="ce17" office:value-type="float" office:value="71260" calcext:value-type="float">
            <text:p><text:s text:c="3"/>71,260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02760" calcext:value-type="float">
            <text:p><text:s text:c="3"/>102,760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197528" calcext:value-type="float">
            <text:p><text:s text:c="3"/>197,528</text:p>
          </table:table-cell>
          <table:table-cell table:style-name="ce29" office:value-type="float" office:value="10.53" calcext:value-type="float">
            <text:p><text:s text:c="3"/>10.53</text:p>
          </table:table-cell>
          <table:table-cell table:style-name="ce37" office:value-type="float" office:value="143028" calcext:value-type="float">
            <text:p><text:s text:c="3"/>143,028</text:p>
          </table:table-cell>
          <table:table-cell table:style-name="ce29" office:value-type="float" office:value="7.62" calcext:value-type="float">
            <text:p><text:s text:c="3"/>7.62</text:p>
          </table:table-cell>
          <table:table-cell table:style-name="ce42" office:value-type="float" office:value="1485316" calcext:value-type="float">
            <text:p><text:s text:c="3"/>1,485,316</text:p>
          </table:table-cell>
          <table:table-cell table:style-name="ce29" office:value-type="float" office:value="79.14" calcext:value-type="float">
            <text:p><text:s text:c="3"/>79.14</text:p>
          </table:table-cell>
          <table:table-cell table:style-name="ce37" office:value-type="float" office:value="218465" calcext:value-type="float">
            <text:p><text:s text:c="3"/>218,465</text:p>
          </table:table-cell>
          <table:table-cell table:style-name="ce52" office:value-type="float" office:value="11.64" calcext:value-type="float">
            <text:p><text:s text:c="3"/>11.6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3855" calcext:value-type="float">
            <text:p><text:s text:c="3"/>2,773,855</text:p>
          </table:table-cell>
          <table:table-cell table:style-name="ce17" office:value-type="float" office:value="105107" calcext:value-type="float">
            <text:p><text:s text:c="3"/>105,107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52016" calcext:value-type="float">
            <text:p><text:s text:c="3"/>152,016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294107" calcext:value-type="float">
            <text:p><text:s text:c="3"/>294,107</text:p>
          </table:table-cell>
          <table:table-cell table:style-name="ce29" office:value-type="float" office:value="10.6" calcext:value-type="float">
            <text:p><text:s text:c="3"/>10.60</text:p>
          </table:table-cell>
          <table:table-cell table:style-name="ce37" office:value-type="float" office:value="212604" calcext:value-type="float">
            <text:p><text:s text:c="3"/>212,604</text:p>
          </table:table-cell>
          <table:table-cell table:style-name="ce29" office:value-type="float" office:value="7.66" calcext:value-type="float">
            <text:p><text:s text:c="3"/>7.66</text:p>
          </table:table-cell>
          <table:table-cell table:style-name="ce42" office:value-type="float" office:value="2192461" calcext:value-type="float">
            <text:p><text:s text:c="3"/>2,192,461</text:p>
          </table:table-cell>
          <table:table-cell table:style-name="ce29" office:value-type="float" office:value="79.04" calcext:value-type="float">
            <text:p><text:s text:c="3"/>79.04</text:p>
          </table:table-cell>
          <table:table-cell table:style-name="ce37" office:value-type="float" office:value="290764" calcext:value-type="float">
            <text:p><text:s text:c="3"/>290,764</text:p>
          </table:table-cell>
          <table:table-cell table:style-name="ce52" office:value-type="float" office:value="10.48" calcext:value-type="float">
            <text:p><text:s text:c="3"/>10.48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7128" calcext:value-type="float">
            <text:p><text:s text:c="3"/>9,227,128</text:p>
          </table:table-cell>
          <table:table-cell table:style-name="ce18" office:value-type="float" office:value="382173" calcext:value-type="float">
            <text:p><text:s text:c="3"/>382,173</text:p>
          </table:table-cell>
          <table:table-cell table:style-name="ce29" office:value-type="float" office:value="4.14" calcext:value-type="float">
            <text:p><text:s text:c="3"/>4.14</text:p>
          </table:table-cell>
          <table:table-cell table:style-name="ce18" office:value-type="float" office:value="553998" calcext:value-type="float">
            <text:p><text:s text:c="3"/>553,998</text:p>
          </table:table-cell>
          <table:table-cell table:style-name="ce29" office:value-type="float" office:value="6" calcext:value-type="float">
            <text:p><text:s text:c="3"/>6.00</text:p>
          </table:table-cell>
          <table:table-cell table:style-name="ce18" office:value-type="float" office:value="1082034" calcext:value-type="float">
            <text:p><text:s text:c="3"/>1,082,034</text:p>
          </table:table-cell>
          <table:table-cell table:style-name="ce29" office:value-type="float" office:value="11.73" calcext:value-type="float">
            <text:p><text:s text:c="3"/>11.73</text:p>
          </table:table-cell>
          <table:table-cell table:style-name="ce37" office:value-type="float" office:value="757606" calcext:value-type="float">
            <text:p><text:s text:c="3"/>757,606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42" office:value-type="float" office:value="7124200" calcext:value-type="float">
            <text:p><text:s text:c="3"/>7,124,200</text:p>
          </table:table-cell>
          <table:table-cell table:style-name="ce29" office:value-type="float" office:value="77.21" calcext:value-type="float">
            <text:p><text:s text:c="3"/>77.21</text:p>
          </table:table-cell>
          <table:table-cell table:style-name="ce37" office:value-type="float" office:value="1095803" calcext:value-type="float">
            <text:p><text:s text:c="3"/>1,095,803</text:p>
          </table:table-cell>
          <table:table-cell table:style-name="ce52" office:value-type="float" office:value="11.88" calcext:value-type="float">
            <text:p><text:s text:c="3"/>11.88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227" calcext:value-type="float">
            <text:p><text:s text:c="3"/>459,227</text:p>
          </table:table-cell>
          <table:table-cell table:style-name="ce19" office:value-type="float" office:value="17280" calcext:value-type="float">
            <text:p><text:s text:c="3"/>17,280</text:p>
          </table:table-cell>
          <table:table-cell table:style-name="ce30" office:value-type="float" office:value="3.76" calcext:value-type="float">
            <text:p><text:s text:c="3"/>3.76</text:p>
          </table:table-cell>
          <table:table-cell table:style-name="ce19" office:value-type="float" office:value="25012" calcext:value-type="float">
            <text:p><text:s text:c="3"/>25,012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49366" calcext:value-type="float">
            <text:p><text:s text:c="3"/>49,366</text:p>
          </table:table-cell>
          <table:table-cell table:style-name="ce30" office:value-type="float" office:value="10.75" calcext:value-type="float">
            <text:p><text:s text:c="3"/>10.75</text:p>
          </table:table-cell>
          <table:table-cell table:style-name="ce38" office:value-type="float" office:value="37891" calcext:value-type="float">
            <text:p><text:s text:c="3"/>37,891</text:p>
          </table:table-cell>
          <table:table-cell table:style-name="ce30" office:value-type="float" office:value="8.25" calcext:value-type="float">
            <text:p><text:s text:c="3"/>8.25</text:p>
          </table:table-cell>
          <table:table-cell table:style-name="ce43" office:value-type="float" office:value="358223" calcext:value-type="float">
            <text:p><text:s text:c="3"/>358,223</text:p>
          </table:table-cell>
          <table:table-cell table:style-name="ce30" office:value-type="float" office:value="78.01" calcext:value-type="float">
            <text:p><text:s text:c="3"/>78.01</text:p>
          </table:table-cell>
          <table:table-cell table:style-name="ce38" office:value-type="float" office:value="60641" calcext:value-type="float">
            <text:p><text:s text:c="3"/>60,641</text:p>
          </table:table-cell>
          <table:table-cell table:style-name="ce53" office:value-type="float" office:value="13.21" calcext:value-type="float">
            <text:p><text:s text:c="3"/>13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12174" calcext:value-type="float">
            <text:p><text:s text:c="3"/>2,012,174</text:p>
          </table:table-cell>
          <table:table-cell table:style-name="ce19" office:value-type="float" office:value="92475" calcext:value-type="float">
            <text:p><text:s text:c="3"/>92,475</text:p>
          </table:table-cell>
          <table:table-cell table:style-name="ce30" office:value-type="float" office:value="4.6" calcext:value-type="float">
            <text:p><text:s text:c="3"/>4.60</text:p>
          </table:table-cell>
          <table:table-cell table:style-name="ce19" office:value-type="float" office:value="135271" calcext:value-type="float">
            <text:p><text:s text:c="3"/>135,271</text:p>
          </table:table-cell>
          <table:table-cell table:style-name="ce30" office:value-type="float" office:value="6.72" calcext:value-type="float">
            <text:p><text:s text:c="3"/>6.72</text:p>
          </table:table-cell>
          <table:table-cell table:style-name="ce19" office:value-type="float" office:value="264639" calcext:value-type="float">
            <text:p><text:s text:c="3"/>264,639</text:p>
          </table:table-cell>
          <table:table-cell table:style-name="ce30" office:value-type="float" office:value="13.15" calcext:value-type="float">
            <text:p><text:s text:c="3"/>13.15</text:p>
          </table:table-cell>
          <table:table-cell table:style-name="ce38" office:value-type="float" office:value="180863" calcext:value-type="float">
            <text:p><text:s text:c="3"/>180,863</text:p>
          </table:table-cell>
          <table:table-cell table:style-name="ce30" office:value-type="float" office:value="8.99" calcext:value-type="float">
            <text:p><text:s text:c="3"/>8.99</text:p>
          </table:table-cell>
          <table:table-cell table:style-name="ce43" office:value-type="float" office:value="1506433" calcext:value-type="float">
            <text:p><text:s text:c="3"/>1,506,433</text:p>
          </table:table-cell>
          <table:table-cell table:style-name="ce30" office:value-type="float" office:value="74.87" calcext:value-type="float">
            <text:p><text:s text:c="3"/>74.87</text:p>
          </table:table-cell>
          <table:table-cell table:style-name="ce38" office:value-type="float" office:value="168285" calcext:value-type="float">
            <text:p><text:s text:c="3"/>168,285</text:p>
          </table:table-cell>
          <table:table-cell table:style-name="ce53" office:value-type="float" office:value="8.36" calcext:value-type="float">
            <text:p><text:s text:c="3"/>8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7309" calcext:value-type="float">
            <text:p><text:s text:c="3"/>517,309</text:p>
          </table:table-cell>
          <table:table-cell table:style-name="ce19" office:value-type="float" office:value="28585" calcext:value-type="float">
            <text:p><text:s text:c="3"/>28,585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0662" calcext:value-type="float">
            <text:p><text:s text:c="3"/>40,662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19" office:value-type="float" office:value="74073" calcext:value-type="float">
            <text:p><text:s text:c="3"/>74,073</text:p>
          </table:table-cell>
          <table:table-cell table:style-name="ce30" office:value-type="float" office:value="14.32" calcext:value-type="float">
            <text:p><text:s text:c="3"/>14.32</text:p>
          </table:table-cell>
          <table:table-cell table:style-name="ce38" office:value-type="float" office:value="44014" calcext:value-type="float">
            <text:p><text:s text:c="3"/>44,014</text:p>
          </table:table-cell>
          <table:table-cell table:style-name="ce30" office:value-type="float" office:value="8.51" calcext:value-type="float">
            <text:p><text:s text:c="3"/>8.51</text:p>
          </table:table-cell>
          <table:table-cell table:style-name="ce43" office:value-type="float" office:value="384353" calcext:value-type="float">
            <text:p><text:s text:c="3"/>384,353</text:p>
          </table:table-cell>
          <table:table-cell table:style-name="ce30" office:value-type="float" office:value="74.3" calcext:value-type="float">
            <text:p><text:s text:c="3"/>74.30</text:p>
          </table:table-cell>
          <table:table-cell table:style-name="ce38" office:value-type="float" office:value="57349" calcext:value-type="float">
            <text:p><text:s text:c="3"/>57,349</text:p>
          </table:table-cell>
          <table:table-cell table:style-name="ce53" office:value-type="float" office:value="11.09" calcext:value-type="float">
            <text:p><text:s text:c="3"/>11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1833" calcext:value-type="float">
            <text:p><text:s text:c="3"/>561,833</text:p>
          </table:table-cell>
          <table:table-cell table:style-name="ce19" office:value-type="float" office:value="23616" calcext:value-type="float">
            <text:p><text:s text:c="3"/>23,616</text:p>
          </table:table-cell>
          <table:table-cell table:style-name="ce30" office:value-type="float" office:value="4.2" calcext:value-type="float">
            <text:p><text:s text:c="3"/>4.20</text:p>
          </table:table-cell>
          <table:table-cell table:style-name="ce19" office:value-type="float" office:value="33800" calcext:value-type="float">
            <text:p><text:s text:c="3"/>33,800</text:p>
          </table:table-cell>
          <table:table-cell table:style-name="ce30" office:value-type="float" office:value="6.02" calcext:value-type="float">
            <text:p><text:s text:c="3"/>6.02</text:p>
          </table:table-cell>
          <table:table-cell table:style-name="ce19" office:value-type="float" office:value="64999" calcext:value-type="float">
            <text:p><text:s text:c="3"/>64,999</text:p>
          </table:table-cell>
          <table:table-cell table:style-name="ce30" office:value-type="float" office:value="11.57" calcext:value-type="float">
            <text:p><text:s text:c="3"/>11.57</text:p>
          </table:table-cell>
          <table:table-cell table:style-name="ce38" office:value-type="float" office:value="44188" calcext:value-type="float">
            <text:p><text:s text:c="3"/>44,188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43" office:value-type="float" office:value="436353" calcext:value-type="float">
            <text:p><text:s text:c="3"/>436,353</text:p>
          </table:table-cell>
          <table:table-cell table:style-name="ce30" office:value-type="float" office:value="77.67" calcext:value-type="float">
            <text:p><text:s text:c="3"/>77.67</text:p>
          </table:table-cell>
          <table:table-cell table:style-name="ce38" office:value-type="float" office:value="75387" calcext:value-type="float">
            <text:p><text:s text:c="3"/>75,387</text:p>
          </table:table-cell>
          <table:table-cell table:style-name="ce53" office:value-type="float" office:value="13.42" calcext:value-type="float">
            <text:p><text:s text:c="3"/>13.4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3062" calcext:value-type="float">
            <text:p><text:s text:c="3"/>1,303,062</text:p>
          </table:table-cell>
          <table:table-cell table:style-name="ce19" office:value-type="float" office:value="55446" calcext:value-type="float">
            <text:p><text:s text:c="3"/>55,446</text:p>
          </table:table-cell>
          <table:table-cell table:style-name="ce30" office:value-type="float" office:value="4.26" calcext:value-type="float">
            <text:p><text:s text:c="3"/>4.26</text:p>
          </table:table-cell>
          <table:table-cell table:style-name="ce19" office:value-type="float" office:value="79535" calcext:value-type="float">
            <text:p><text:s text:c="3"/>79,535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154246" calcext:value-type="float">
            <text:p><text:s text:c="3"/>154,246</text:p>
          </table:table-cell>
          <table:table-cell table:style-name="ce30" office:value-type="float" office:value="11.84" calcext:value-type="float">
            <text:p><text:s text:c="3"/>11.84</text:p>
          </table:table-cell>
          <table:table-cell table:style-name="ce38" office:value-type="float" office:value="105476" calcext:value-type="float">
            <text:p><text:s text:c="3"/>105,476</text:p>
          </table:table-cell>
          <table:table-cell table:style-name="ce30" office:value-type="float" office:value="8.09" calcext:value-type="float">
            <text:p><text:s text:c="3"/>8.09</text:p>
          </table:table-cell>
          <table:table-cell table:style-name="ce43" office:value-type="float" office:value="1005659" calcext:value-type="float">
            <text:p><text:s text:c="3"/>1,005,659</text:p>
          </table:table-cell>
          <table:table-cell table:style-name="ce30" office:value-type="float" office:value="77.18" calcext:value-type="float">
            <text:p><text:s text:c="3"/>77.18</text:p>
          </table:table-cell>
          <table:table-cell table:style-name="ce38" office:value-type="float" office:value="158899" calcext:value-type="float">
            <text:p><text:s text:c="3"/>158,899</text:p>
          </table:table-cell>
          <table:table-cell table:style-name="ce53" office:value-type="float" office:value="12.19" calcext:value-type="float">
            <text:p><text:s text:c="3"/>12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2963" calcext:value-type="float">
            <text:p><text:s text:c="3"/>522,963</text:p>
          </table:table-cell>
          <table:table-cell table:style-name="ce19" office:value-type="float" office:value="18510" calcext:value-type="float">
            <text:p><text:s text:c="3"/>18,510</text:p>
          </table:table-cell>
          <table:table-cell table:style-name="ce30" office:value-type="float" office:value="3.54" calcext:value-type="float">
            <text:p><text:s text:c="3"/>3.54</text:p>
          </table:table-cell>
          <table:table-cell table:style-name="ce19" office:value-type="float" office:value="27125" calcext:value-type="float">
            <text:p><text:s text:c="3"/>27,125</text:p>
          </table:table-cell>
          <table:table-cell table:style-name="ce30" office:value-type="float" office:value="5.19" calcext:value-type="float">
            <text:p><text:s text:c="3"/>5.19</text:p>
          </table:table-cell>
          <table:table-cell table:style-name="ce19" office:value-type="float" office:value="54573" calcext:value-type="float">
            <text:p><text:s text:c="3"/>54,573</text:p>
          </table:table-cell>
          <table:table-cell table:style-name="ce30" office:value-type="float" office:value="10.44" calcext:value-type="float">
            <text:p><text:s text:c="3"/>10.44</text:p>
          </table:table-cell>
          <table:table-cell table:style-name="ce38" office:value-type="float" office:value="41565" calcext:value-type="float">
            <text:p><text:s text:c="3"/>41,565</text:p>
          </table:table-cell>
          <table:table-cell table:style-name="ce30" office:value-type="float" office:value="7.95" calcext:value-type="float">
            <text:p><text:s text:c="3"/>7.95</text:p>
          </table:table-cell>
          <table:table-cell table:style-name="ce43" office:value-type="float" office:value="411703" calcext:value-type="float">
            <text:p><text:s text:c="3"/>411,703</text:p>
          </table:table-cell>
          <table:table-cell table:style-name="ce30" office:value-type="float" office:value="78.73" calcext:value-type="float">
            <text:p><text:s text:c="3"/>78.73</text:p>
          </table:table-cell>
          <table:table-cell table:style-name="ce38" office:value-type="float" office:value="71791" calcext:value-type="float">
            <text:p><text:s text:c="3"/>71,791</text:p>
          </table:table-cell>
          <table:table-cell table:style-name="ce53" office:value-type="float" office:value="13.73" calcext:value-type="float">
            <text:p><text:s text:c="3"/>13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3756" calcext:value-type="float">
            <text:p><text:s text:c="3"/>713,756</text:p>
          </table:table-cell>
          <table:table-cell table:style-name="ce19" office:value-type="float" office:value="27168" calcext:value-type="float">
            <text:p><text:s text:c="3"/>27,168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39414" calcext:value-type="float">
            <text:p><text:s text:c="3"/>39,414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77905" calcext:value-type="float">
            <text:p><text:s text:c="3"/>77,905</text:p>
          </table:table-cell>
          <table:table-cell table:style-name="ce30" office:value-type="float" office:value="10.91" calcext:value-type="float">
            <text:p><text:s text:c="3"/>10.91</text:p>
          </table:table-cell>
          <table:table-cell table:style-name="ce38" office:value-type="float" office:value="54442" calcext:value-type="float">
            <text:p><text:s text:c="3"/>54,442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3" office:value-type="float" office:value="563404" calcext:value-type="float">
            <text:p><text:s text:c="3"/>563,404</text:p>
          </table:table-cell>
          <table:table-cell table:style-name="ce30" office:value-type="float" office:value="78.94" calcext:value-type="float">
            <text:p><text:s text:c="3"/>78.94</text:p>
          </table:table-cell>
          <table:table-cell table:style-name="ce38" office:value-type="float" office:value="108932" calcext:value-type="float">
            <text:p><text:s text:c="3"/>108,932</text:p>
          </table:table-cell>
          <table:table-cell table:style-name="ce53" office:value-type="float" office:value="15.26" calcext:value-type="float">
            <text:p><text:s text:c="3"/>15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8209" calcext:value-type="float">
            <text:p><text:s text:c="3"/>538,209</text:p>
          </table:table-cell>
          <table:table-cell table:style-name="ce19" office:value-type="float" office:value="18557" calcext:value-type="float">
            <text:p><text:s text:c="3"/>18,557</text:p>
          </table:table-cell>
          <table:table-cell table:style-name="ce30" office:value-type="float" office:value="3.45" calcext:value-type="float">
            <text:p><text:s text:c="3"/>3.45</text:p>
          </table:table-cell>
          <table:table-cell table:style-name="ce19" office:value-type="float" office:value="26978" calcext:value-type="float">
            <text:p><text:s text:c="3"/>26,978</text:p>
          </table:table-cell>
          <table:table-cell table:style-name="ce30" office:value-type="float" office:value="5.01" calcext:value-type="float">
            <text:p><text:s text:c="3"/>5.01</text:p>
          </table:table-cell>
          <table:table-cell table:style-name="ce19" office:value-type="float" office:value="53513" calcext:value-type="float">
            <text:p><text:s text:c="3"/>53,513</text:p>
          </table:table-cell>
          <table:table-cell table:style-name="ce30" office:value-type="float" office:value="9.94" calcext:value-type="float">
            <text:p><text:s text:c="3"/>9.94</text:p>
          </table:table-cell>
          <table:table-cell table:style-name="ce38" office:value-type="float" office:value="38614" calcext:value-type="float">
            <text:p><text:s text:c="3"/>38,614</text:p>
          </table:table-cell>
          <table:table-cell table:style-name="ce30" office:value-type="float" office:value="7.17" calcext:value-type="float">
            <text:p><text:s text:c="3"/>7.17</text:p>
          </table:table-cell>
          <table:table-cell table:style-name="ce43" office:value-type="float" office:value="431928" calcext:value-type="float">
            <text:p><text:s text:c="3"/>431,928</text:p>
          </table:table-cell>
          <table:table-cell table:style-name="ce30" office:value-type="float" office:value="80.25" calcext:value-type="float">
            <text:p><text:s text:c="3"/>80.25</text:p>
          </table:table-cell>
          <table:table-cell table:style-name="ce38" office:value-type="float" office:value="84902" calcext:value-type="float">
            <text:p><text:s text:c="3"/>84,902</text:p>
          </table:table-cell>
          <table:table-cell table:style-name="ce53" office:value-type="float" office:value="15.77" calcext:value-type="float">
            <text:p><text:s text:c="3"/>15.7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4979" calcext:value-type="float">
            <text:p><text:s text:c="3"/>864,979</text:p>
          </table:table-cell>
          <table:table-cell table:style-name="ce19" office:value-type="float" office:value="28815" calcext:value-type="float">
            <text:p><text:s text:c="3"/>28,815</text:p>
          </table:table-cell>
          <table:table-cell table:style-name="ce30" office:value-type="float" office:value="3.33" calcext:value-type="float">
            <text:p><text:s text:c="3"/>3.33</text:p>
          </table:table-cell>
          <table:table-cell table:style-name="ce19" office:value-type="float" office:value="42674" calcext:value-type="float">
            <text:p><text:s text:c="3"/>42,674</text:p>
          </table:table-cell>
          <table:table-cell table:style-name="ce30" office:value-type="float" office:value="4.93" calcext:value-type="float">
            <text:p><text:s text:c="3"/>4.93</text:p>
          </table:table-cell>
          <table:table-cell table:style-name="ce19" office:value-type="float" office:value="87076" calcext:value-type="float">
            <text:p><text:s text:c="3"/>87,076</text:p>
          </table:table-cell>
          <table:table-cell table:style-name="ce30" office:value-type="float" office:value="10.07" calcext:value-type="float">
            <text:p><text:s text:c="3"/>10.07</text:p>
          </table:table-cell>
          <table:table-cell table:style-name="ce38" office:value-type="float" office:value="68736" calcext:value-type="float">
            <text:p><text:s text:c="3"/>68,736</text:p>
          </table:table-cell>
          <table:table-cell table:style-name="ce30" office:value-type="float" office:value="7.95" calcext:value-type="float">
            <text:p><text:s text:c="3"/>7.95</text:p>
          </table:table-cell>
          <table:table-cell table:style-name="ce43" office:value-type="float" office:value="685041" calcext:value-type="float">
            <text:p><text:s text:c="3"/>685,041</text:p>
          </table:table-cell>
          <table:table-cell table:style-name="ce30" office:value-type="float" office:value="79.2" calcext:value-type="float">
            <text:p><text:s text:c="3"/>79.20</text:p>
          </table:table-cell>
          <table:table-cell table:style-name="ce38" office:value-type="float" office:value="110491" calcext:value-type="float">
            <text:p><text:s text:c="3"/>110,491</text:p>
          </table:table-cell>
          <table:table-cell table:style-name="ce53" office:value-type="float" office:value="12.77" calcext:value-type="float">
            <text:p><text:s text:c="3"/>12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430" calcext:value-type="float">
            <text:p><text:s text:c="3"/>228,430</text:p>
          </table:table-cell>
          <table:table-cell table:style-name="ce19" office:value-type="float" office:value="8961" calcext:value-type="float">
            <text:p><text:s text:c="3"/>8,961</text:p>
          </table:table-cell>
          <table:table-cell table:style-name="ce30" office:value-type="float" office:value="3.92" calcext:value-type="float">
            <text:p><text:s text:c="3"/>3.92</text:p>
          </table:table-cell>
          <table:table-cell table:style-name="ce19" office:value-type="float" office:value="13020" calcext:value-type="float">
            <text:p><text:s text:c="3"/>13,020</text:p>
          </table:table-cell>
          <table:table-cell table:style-name="ce30" office:value-type="float" office:value="5.7" calcext:value-type="float">
            <text:p><text:s text:c="3"/>5.70</text:p>
          </table:table-cell>
          <table:table-cell table:style-name="ce19" office:value-type="float" office:value="25153" calcext:value-type="float">
            <text:p><text:s text:c="3"/>25,153</text:p>
          </table:table-cell>
          <table:table-cell table:style-name="ce30" office:value-type="float" office:value="11.01" calcext:value-type="float">
            <text:p><text:s text:c="3"/>11.01</text:p>
          </table:table-cell>
          <table:table-cell table:style-name="ce38" office:value-type="float" office:value="17882" calcext:value-type="float">
            <text:p><text:s text:c="3"/>17,882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43" office:value-type="float" office:value="179095" calcext:value-type="float">
            <text:p><text:s text:c="3"/>179,095</text:p>
          </table:table-cell>
          <table:table-cell table:style-name="ce30" office:value-type="float" office:value="78.4" calcext:value-type="float">
            <text:p><text:s text:c="3"/>78.40</text:p>
          </table:table-cell>
          <table:table-cell table:style-name="ce38" office:value-type="float" office:value="30044" calcext:value-type="float">
            <text:p><text:s text:c="3"/>30,044</text:p>
          </table:table-cell>
          <table:table-cell table:style-name="ce53" office:value-type="float" office:value="13.15" calcext:value-type="float">
            <text:p><text:s text:c="3"/>13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6836" calcext:value-type="float">
            <text:p><text:s text:c="3"/>336,836</text:p>
          </table:table-cell>
          <table:table-cell table:style-name="ce19" office:value-type="float" office:value="12733" calcext:value-type="float">
            <text:p><text:s text:c="3"/>12,733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8373" calcext:value-type="float">
            <text:p><text:s text:c="3"/>18,373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5884" calcext:value-type="float">
            <text:p><text:s text:c="3"/>35,884</text:p>
          </table:table-cell>
          <table:table-cell table:style-name="ce30" office:value-type="float" office:value="10.65" calcext:value-type="float">
            <text:p><text:s text:c="3"/>10.65</text:p>
          </table:table-cell>
          <table:table-cell table:style-name="ce38" office:value-type="float" office:value="27109" calcext:value-type="float">
            <text:p><text:s text:c="3"/>27,109</text:p>
          </table:table-cell>
          <table:table-cell table:style-name="ce30" office:value-type="float" office:value="8.05" calcext:value-type="float">
            <text:p><text:s text:c="3"/>8.05</text:p>
          </table:table-cell>
          <table:table-cell table:style-name="ce43" office:value-type="float" office:value="264126" calcext:value-type="float">
            <text:p><text:s text:c="3"/>264,126</text:p>
          </table:table-cell>
          <table:table-cell table:style-name="ce30" office:value-type="float" office:value="78.41" calcext:value-type="float">
            <text:p><text:s text:c="3"/>78.41</text:p>
          </table:table-cell>
          <table:table-cell table:style-name="ce38" office:value-type="float" office:value="42724" calcext:value-type="float">
            <text:p><text:s text:c="3"/>42,724</text:p>
          </table:table-cell>
          <table:table-cell table:style-name="ce53" office:value-type="float" office:value="12.68" calcext:value-type="float">
            <text:p><text:s text:c="3"/>12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7091" calcext:value-type="float">
            <text:p><text:s text:c="3"/>97,091</text:p>
          </table:table-cell>
          <table:table-cell table:style-name="ce19" office:value-type="float" office:value="3567" calcext:value-type="float">
            <text:p><text:s text:c="3"/>3,567</text:p>
          </table:table-cell>
          <table:table-cell table:style-name="ce30" office:value-type="float" office:value="3.67" calcext:value-type="float">
            <text:p><text:s text:c="3"/>3.67</text:p>
          </table:table-cell>
          <table:table-cell table:style-name="ce19" office:value-type="float" office:value="5073" calcext:value-type="float">
            <text:p><text:s text:c="3"/>5,073</text:p>
          </table:table-cell>
          <table:table-cell table:style-name="ce30" office:value-type="float" office:value="5.22" calcext:value-type="float">
            <text:p><text:s text:c="3"/>5.22</text:p>
          </table:table-cell>
          <table:table-cell table:style-name="ce19" office:value-type="float" office:value="9617" calcext:value-type="float">
            <text:p><text:s text:c="3"/>9,617</text:p>
          </table:table-cell>
          <table:table-cell table:style-name="ce30" office:value-type="float" office:value="9.91" calcext:value-type="float">
            <text:p><text:s text:c="3"/>9.91</text:p>
          </table:table-cell>
          <table:table-cell table:style-name="ce38" office:value-type="float" office:value="6529" calcext:value-type="float">
            <text:p><text:s text:c="3"/>6,529</text:p>
          </table:table-cell>
          <table:table-cell table:style-name="ce30" office:value-type="float" office:value="6.72" calcext:value-type="float">
            <text:p><text:s text:c="3"/>6.72</text:p>
          </table:table-cell>
          <table:table-cell table:style-name="ce43" office:value-type="float" office:value="77760" calcext:value-type="float">
            <text:p><text:s text:c="3"/>77,760</text:p>
          </table:table-cell>
          <table:table-cell table:style-name="ce30" office:value-type="float" office:value="80.09" calcext:value-type="float">
            <text:p><text:s text:c="3"/>80.09</text:p>
          </table:table-cell>
          <table:table-cell table:style-name="ce38" office:value-type="float" office:value="14047" calcext:value-type="float">
            <text:p><text:s text:c="3"/>14,047</text:p>
          </table:table-cell>
          <table:table-cell table:style-name="ce53" office:value-type="float" office:value="14.47" calcext:value-type="float">
            <text:p><text:s text:c="3"/>14.4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0281" calcext:value-type="float">
            <text:p><text:s text:c="3"/>380,281</text:p>
          </table:table-cell>
          <table:table-cell table:style-name="ce19" office:value-type="float" office:value="11799" calcext:value-type="float">
            <text:p><text:s text:c="3"/>11,799</text:p>
          </table:table-cell>
          <table:table-cell table:style-name="ce30" office:value-type="float" office:value="3.1" calcext:value-type="float">
            <text:p><text:s text:c="3"/>3.10</text:p>
          </table:table-cell>
          <table:table-cell table:style-name="ce19" office:value-type="float" office:value="17606" calcext:value-type="float">
            <text:p><text:s text:c="3"/>17,606</text:p>
          </table:table-cell>
          <table:table-cell table:style-name="ce30" office:value-type="float" office:value="4.63" calcext:value-type="float">
            <text:p><text:s text:c="3"/>4.63</text:p>
          </table:table-cell>
          <table:table-cell table:style-name="ce19" office:value-type="float" office:value="36635" calcext:value-type="float">
            <text:p><text:s text:c="3"/>36,635</text:p>
          </table:table-cell>
          <table:table-cell table:style-name="ce30" office:value-type="float" office:value="9.63" calcext:value-type="float">
            <text:p><text:s text:c="3"/>9.63</text:p>
          </table:table-cell>
          <table:table-cell table:style-name="ce38" office:value-type="float" office:value="30524" calcext:value-type="float">
            <text:p><text:s text:c="3"/>30,524</text:p>
          </table:table-cell>
          <table:table-cell table:style-name="ce30" office:value-type="float" office:value="8.03" calcext:value-type="float">
            <text:p><text:s text:c="3"/>8.03</text:p>
          </table:table-cell>
          <table:table-cell table:style-name="ce43" office:value-type="float" office:value="302210" calcext:value-type="float">
            <text:p><text:s text:c="3"/>302,210</text:p>
          </table:table-cell>
          <table:table-cell table:style-name="ce30" office:value-type="float" office:value="79.47" calcext:value-type="float">
            <text:p><text:s text:c="3"/>79.47</text:p>
          </table:table-cell>
          <table:table-cell table:style-name="ce38" office:value-type="float" office:value="42470" calcext:value-type="float">
            <text:p><text:s text:c="3"/>42,470</text:p>
          </table:table-cell>
          <table:table-cell table:style-name="ce53" office:value-type="float" office:value="11.17" calcext:value-type="float">
            <text:p><text:s text:c="3"/>11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9384" calcext:value-type="float">
            <text:p><text:s text:c="3"/>419,384</text:p>
          </table:table-cell>
          <table:table-cell table:style-name="ce19" office:value-type="float" office:value="24523" calcext:value-type="float">
            <text:p><text:s text:c="3"/>24,523</text:p>
          </table:table-cell>
          <table:table-cell table:style-name="ce30" office:value-type="float" office:value="5.85" calcext:value-type="float">
            <text:p><text:s text:c="3"/>5.85</text:p>
          </table:table-cell>
          <table:table-cell table:style-name="ce19" office:value-type="float" office:value="34154" calcext:value-type="float">
            <text:p><text:s text:c="3"/>34,154</text:p>
          </table:table-cell>
          <table:table-cell table:style-name="ce30" office:value-type="float" office:value="8.14" calcext:value-type="float">
            <text:p><text:s text:c="3"/>8.14</text:p>
          </table:table-cell>
          <table:table-cell table:style-name="ce19" office:value-type="float" office:value="61403" calcext:value-type="float">
            <text:p><text:s text:c="3"/>61,403</text:p>
          </table:table-cell>
          <table:table-cell table:style-name="ce30" office:value-type="float" office:value="14.64" calcext:value-type="float">
            <text:p><text:s text:c="3"/>14.64</text:p>
          </table:table-cell>
          <table:table-cell table:style-name="ce38" office:value-type="float" office:value="34677" calcext:value-type="float">
            <text:p><text:s text:c="3"/>34,677</text:p>
          </table:table-cell>
          <table:table-cell table:style-name="ce30" office:value-type="float" office:value="8.27" calcext:value-type="float">
            <text:p><text:s text:c="3"/>8.27</text:p>
          </table:table-cell>
          <table:table-cell table:style-name="ce43" office:value-type="float" office:value="312076" calcext:value-type="float">
            <text:p><text:s text:c="3"/>312,076</text:p>
          </table:table-cell>
          <table:table-cell table:style-name="ce30" office:value-type="float" office:value="74.41" calcext:value-type="float">
            <text:p><text:s text:c="3"/>74.41</text:p>
          </table:table-cell>
          <table:table-cell table:style-name="ce38" office:value-type="float" office:value="39589" calcext:value-type="float">
            <text:p><text:s text:c="3"/>39,589</text:p>
          </table:table-cell>
          <table:table-cell table:style-name="ce53" office:value-type="float" office:value="9.44" calcext:value-type="float">
            <text:p><text:s text:c="3"/>9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594" calcext:value-type="float">
            <text:p><text:s text:c="3"/>271,594</text:p>
          </table:table-cell>
          <table:table-cell table:style-name="ce19" office:value-type="float" office:value="10138" calcext:value-type="float">
            <text:p><text:s text:c="3"/>10,138</text:p>
          </table:table-cell>
          <table:table-cell table:style-name="ce30" office:value-type="float" office:value="3.73" calcext:value-type="float">
            <text:p><text:s text:c="3"/>3.73</text:p>
          </table:table-cell>
          <table:table-cell table:style-name="ce19" office:value-type="float" office:value="15301" calcext:value-type="float">
            <text:p><text:s text:c="3"/>15,301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32952" calcext:value-type="float">
            <text:p><text:s text:c="3"/>32,952</text:p>
          </table:table-cell>
          <table:table-cell table:style-name="ce30" office:value-type="float" office:value="12.13" calcext:value-type="float">
            <text:p><text:s text:c="3"/>12.13</text:p>
          </table:table-cell>
          <table:table-cell table:style-name="ce38" office:value-type="float" office:value="25096" calcext:value-type="float">
            <text:p><text:s text:c="3"/>25,096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3" office:value-type="float" office:value="205836" calcext:value-type="float">
            <text:p><text:s text:c="3"/>205,836</text:p>
          </table:table-cell>
          <table:table-cell table:style-name="ce30" office:value-type="float" office:value="75.79" calcext:value-type="float">
            <text:p><text:s text:c="3"/>75.79</text:p>
          </table:table-cell>
          <table:table-cell table:style-name="ce38" office:value-type="float" office:value="30252" calcext:value-type="float">
            <text:p><text:s text:c="3"/>30,252</text:p>
          </table:table-cell>
          <table:table-cell table:style-name="ce53" office:value-type="float" office:value="11.14" calcext:value-type="float">
            <text:p><text:s text:c="3"/>11.14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3444" calcext:value-type="float">
            <text:p><text:s text:c="3"/>113,444</text:p>
          </table:table-cell>
          <table:table-cell table:style-name="ce19" office:value-type="float" office:value="5591" calcext:value-type="float">
            <text:p><text:s text:c="3"/>5,591</text:p>
          </table:table-cell>
          <table:table-cell table:style-name="ce30" office:value-type="float" office:value="4.93" calcext:value-type="float">
            <text:p><text:s text:c="3"/>4.93</text:p>
          </table:table-cell>
          <table:table-cell table:style-name="ce19" office:value-type="float" office:value="7191" calcext:value-type="float">
            <text:p><text:s text:c="3"/>7,191</text:p>
          </table:table-cell>
          <table:table-cell table:style-name="ce30" office:value-type="float" office:value="6.34" calcext:value-type="float">
            <text:p><text:s text:c="3"/>6.34</text:p>
          </table:table-cell>
          <table:table-cell table:style-name="ce19" office:value-type="float" office:value="11496" calcext:value-type="float">
            <text:p><text:s text:c="3"/>11,496</text:p>
          </table:table-cell>
          <table:table-cell table:style-name="ce30" office:value-type="float" office:value="10.13" calcext:value-type="float">
            <text:p><text:s text:c="3"/>10.13</text:p>
          </table:table-cell>
          <table:table-cell table:style-name="ce38" office:value-type="float" office:value="6628" calcext:value-type="float">
            <text:p><text:s text:c="3"/>6,628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43" office:value-type="float" office:value="91569" calcext:value-type="float">
            <text:p><text:s text:c="3"/>91,569</text:p>
          </table:table-cell>
          <table:table-cell table:style-name="ce30" office:value-type="float" office:value="80.72" calcext:value-type="float">
            <text:p><text:s text:c="3"/>80.72</text:p>
          </table:table-cell>
          <table:table-cell table:style-name="ce38" office:value-type="float" office:value="13310" calcext:value-type="float">
            <text:p><text:s text:c="3"/>13,310</text:p>
          </table:table-cell>
          <table:table-cell table:style-name="ce53" office:value-type="float" office:value="11.73" calcext:value-type="float">
            <text:p><text:s text:c="3"/>11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3340" calcext:value-type="float">
            <text:p><text:s text:c="3"/>103,340</text:p>
          </table:table-cell>
          <table:table-cell table:style-name="ce19" office:value-type="float" office:value="5061" calcext:value-type="float">
            <text:p><text:s text:c="3"/>5,061</text:p>
          </table:table-cell>
          <table:table-cell table:style-name="ce30" office:value-type="float" office:value="4.9" calcext:value-type="float">
            <text:p><text:s text:c="3"/>4.90</text:p>
          </table:table-cell>
          <table:table-cell table:style-name="ce19" office:value-type="float" office:value="6488" calcext:value-type="float">
            <text:p><text:s text:c="3"/>6,488</text:p>
          </table:table-cell>
          <table:table-cell table:style-name="ce30" office:value-type="float" office:value="6.28" calcext:value-type="float">
            <text:p><text:s text:c="3"/>6.28</text:p>
          </table:table-cell>
          <table:table-cell table:style-name="ce19" office:value-type="float" office:value="10348" calcext:value-type="float">
            <text:p><text:s text:c="3"/>10,348</text:p>
          </table:table-cell>
          <table:table-cell table:style-name="ce30" office:value-type="float" office:value="10.01" calcext:value-type="float">
            <text:p><text:s text:c="3"/>10.01</text:p>
          </table:table-cell>
          <table:table-cell table:style-name="ce38" office:value-type="float" office:value="5924" calcext:value-type="float">
            <text:p><text:s text:c="3"/>5,924</text:p>
          </table:table-cell>
          <table:table-cell table:style-name="ce30" office:value-type="float" office:value="5.73" calcext:value-type="float">
            <text:p><text:s text:c="3"/>5.73</text:p>
          </table:table-cell>
          <table:table-cell table:style-name="ce43" office:value-type="float" office:value="83586" calcext:value-type="float">
            <text:p><text:s text:c="3"/>83,586</text:p>
          </table:table-cell>
          <table:table-cell table:style-name="ce30" office:value-type="float" office:value="80.88" calcext:value-type="float">
            <text:p><text:s text:c="3"/>80.88</text:p>
          </table:table-cell>
          <table:table-cell table:style-name="ce38" office:value-type="float" office:value="12341" calcext:value-type="float">
            <text:p><text:s text:c="3"/>12,341</text:p>
          </table:table-cell>
          <table:table-cell table:style-name="ce53" office:value-type="float" office:value="11.94" calcext:value-type="float">
            <text:p><text:s text:c="3"/>11.94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104" calcext:value-type="float">
            <text:p><text:s text:c="3"/>10,104</text:p>
          </table:table-cell>
          <table:table-cell table:style-name="ce20" office:value-type="float" office:value="530" calcext:value-type="float">
            <text:p><text:s text:c="3"/>530</text:p>
          </table:table-cell>
          <table:table-cell table:style-name="ce31" office:value-type="float" office:value="5.25" calcext:value-type="float">
            <text:p><text:s text:c="3"/>5.25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31" office:value-type="float" office:value="6.96" calcext:value-type="float">
            <text:p><text:s text:c="3"/>6.96</text:p>
          </table:table-cell>
          <table:table-cell table:style-name="ce20" office:value-type="float" office:value="1148" calcext:value-type="float">
            <text:p><text:s text:c="3"/>1,148</text:p>
          </table:table-cell>
          <table:table-cell table:style-name="ce31" office:value-type="float" office:value="11.36" calcext:value-type="float">
            <text:p><text:s text:c="3"/>11.36</text:p>
          </table:table-cell>
          <table:table-cell table:style-name="ce39" office:value-type="float" office:value="704" calcext:value-type="float">
            <text:p><text:s text:c="3"/>704</text:p>
          </table:table-cell>
          <table:table-cell table:style-name="ce31" office:value-type="float" office:value="6.97" calcext:value-type="float">
            <text:p><text:s text:c="3"/>6.97</text:p>
          </table:table-cell>
          <table:table-cell table:style-name="ce44" office:value-type="float" office:value="7983" calcext:value-type="float">
            <text:p><text:s text:c="3"/>7,983</text:p>
          </table:table-cell>
          <table:table-cell table:style-name="ce31" office:value-type="float" office:value="79.01" calcext:value-type="float">
            <text:p><text:s text:c="3"/>79.01</text:p>
          </table:table-cell>
          <table:table-cell table:style-name="ce39" office:value-type="float" office:value="969" calcext:value-type="float">
            <text:p><text:s text:c="3"/>969</text:p>
          </table:table-cell>
          <table:table-cell table:style-name="ce54" office:value-type="float" office:value="9.59" calcext:value-type="float">
            <text:p><text:s text:c="3"/>9.59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8"/>內政部戶政司 民國100年12月5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5T16:14:59</meta:creation-date>
    <dc:creator>user</dc:creator>
    <dc:date>2011-12-05T16:15:24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